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.4pt"/>
    </style:style>
    <style:style style:name="co10" style:family="table-column">
      <style:table-column-properties fo:break-before="auto" style:column-width="251.94pt"/>
    </style:style>
    <style:style style:name="co11" style:family="table-column">
      <style:table-column-properties fo:break-before="auto" style:column-width="144.99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nthemis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Anthemis</text:span>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Anthemis</text:span>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1:50:17.208293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1:55:26.455989928</dc:date>
    <meta:editing-duration>PT1H30M46S</meta:editing-duration>
    <meta:editing-cycles>9</meta:editing-cycles>
    <meta:generator>LibreOffice/6.0.7.3$Linux_X86_64 LibreOffice_project/00m0$Build-3</meta:generator>
    <meta:document-statistic meta:table-count="9" meta:cell-count="137" meta:object-count="0"/>
  </office:meta>
</office:document-meta>
</file>